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569" style:parent-style-name="Graphics">
      <style:graphic-properties draw:fill="none" fo:clip="rect(0in, 0in, 0in, 0in)" draw:stroke="none" draw:luminance="0%" draw:contrast="0%" draw:image-opacity="100%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80808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1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9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3" style:parent-style-name="Graphics">
      <style:graphic-properties draw:fill="none" fo:clip="rect(0in, 0in, 0in, 0in)" draw:stroke="none" draw:luminance="0%" draw:contrast="0%" draw:image-opacity="100%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98">
      <style:graphic-properties draw:fill="solid" draw:fill-color="#5b9bd5" draw:opacity="100%" draw:stroke="solid" svg:stroke-width="0.02778in" svg:stroke-color="#41719c" svg:stroke-opacity="100%" style:protect=""/>
    </style:style>
    <style:style style:family="graphic" style:name="a60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7" style:parent-style-name="Graphics">
      <style:graphic-properties draw:fill="none" fo:clip="rect(0in, 0in, 0in, 0in)" draw:stroke="none" draw:luminance="0%" draw:contrast="0%" draw:image-opacity="100%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2" style:parent-style-name="Graphics">
      <style:graphic-properties draw:fill="none" fo:clip="rect(0in, 0in, 0in, 0in)" draw:stroke="none" draw:luminance="0%" draw:contrast="0%" draw:image-opacity="100%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3" style:parent-style-name="Graphics">
      <style:graphic-properties draw:fill="none" draw:stroke="none"/>
    </style:style>
    <style:style style:family="graphic" style:name="a634" style:parent-style-name="Graphics">
      <style:graphic-properties draw:fill="none" draw:stroke="non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3" style:parent-style-name="Graphics">
      <style:graphic-properties draw:fill="none" fo:clip="rect(0in, 0in, 0in, 0in)" draw:stroke="none" draw:luminance="0%" draw:contrast="0%" draw:image-opacity="100%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4" style:parent-style-name="Graphics">
      <style:graphic-properties draw:fill="none" fo:clip="rect(0in, 0in, 0in, 0in)" draw:stroke="none" draw:luminance="0%" draw:contrast="0%" draw:image-opacity="100%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solid" draw:fill-color="#5b9bd5" draw:opacity="100%" draw:stroke="solid" svg:stroke-width="0.02778in" svg:stroke-color="#41719c" svg:stroke-opacity="100%" style:protect="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draw:style-name="a566" svg:x="0.29291in" svg:y="4.52677in" svg:width="1.75984in" svg:height="2.8748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567" svg:x="2.50709in" svg:y="4.52756in" svg:width="1.80157in" svg:height="2.85394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568" svg:x="4.54488in" svg:y="4.51654in" svg:width="1.83307in" svg:height="2.88504in" style:rel-width="scale" style:rel-height="scale">
          <draw:image xlink:href="media/image3.png" xlink:type="simple" xlink:show="embed" xlink:actuate="onLoad"/>
          <svg:title/>
          <svg:desc/>
        </draw:frame>
        <draw:frame draw:id="id76" draw:style-name="a569" svg:x="6.53543in" svg:y="4.55827in" svg:width="1.8122in" svg:height="2.84331in" style:rel-width="scale" style:rel-height="scale">
          <draw:image xlink:href="media/image4.png" xlink:type="simple" xlink:show="embed" xlink:actuate="onLoad"/>
          <svg:title/>
          <svg:desc/>
        </draw:frame>
        <draw:frame draw:id="id77" draw:style-name="a570" svg:x="8.79685in" svg:y="4.58346in" svg:width="1.83307in" svg:height="2.73937in" style:rel-width="scale" style:rel-height="scale">
          <draw:image xlink:href="media/image5.png" xlink:type="simple" xlink:show="embed" xlink:actuate="onLoad"/>
          <svg:title/>
          <svg:desc/>
        </draw:frame>
        <draw:frame draw:id="id78" draw:style-name="a571" svg:x="5.90551in" svg:y="0.80315in" svg:width="1.82244in" svg:height="3.29134in" style:rel-width="scale" style:rel-height="scale">
          <draw:image xlink:href="media/image6.png" xlink:type="simple" xlink:show="embed" xlink:actuate="onLoad"/>
          <svg:title/>
          <svg:desc/>
        </draw:frame>
        <draw:frame draw:id="id79" draw:style-name="a572" svg:x="3.14961in" svg:y="1.02362in" svg:width="1.8122in" svg:height="2.74961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578">
          <draw:frame draw:id="id80" draw:style-name="a575" draw:name="Espace réservé du numéro de diapositive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1" presentation:style-name="a576" draw:name="Espace réservé de l'image des diapositives 1">
            <svg:title/>
            <svg:desc/>
          </draw:page-thumbnail>
          <draw:frame draw:id="id82" presentation:style-name="a57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9" draw:master-page-name="Master1-Layout7-blank-Vide" presentation:presentation-page-layout-name="Master1-PPL7" draw:id="Slide-257">
        <draw:frame draw:id="id83" draw:style-name="a580" svg:x="0.36181in" svg:y="2.07283in" svg:width="2.55157in" svg:height="4.08307in" style:rel-width="scale" style:rel-height="scale">
          <draw:image xlink:href="media/image8.png" xlink:type="simple" xlink:show="embed" xlink:actuate="onLoad"/>
          <svg:title/>
          <svg:desc/>
        </draw:frame>
        <draw:frame draw:id="id84" draw:style-name="a581" svg:x="3.07087in" svg:y="2.04724in" svg:width="2.4685in" svg:height="4.04134in" style:rel-width="scale" style:rel-height="scale">
          <draw:image xlink:href="media/image9.png" xlink:type="simple" xlink:show="embed" xlink:actuate="onLoad"/>
          <svg:title/>
          <svg:desc/>
        </draw:frame>
        <draw:frame draw:id="id85" draw:style-name="a582" svg:x="5.55276in" svg:y="2.04724in" svg:width="2.47874in" svg:height="4.09331in" style:rel-width="scale" style:rel-height="scale">
          <draw:image xlink:href="media/image10.png" xlink:type="simple" xlink:show="embed" xlink:actuate="onLoad"/>
          <svg:title/>
          <svg:desc/>
        </draw:frame>
        <draw:frame draw:id="id86" draw:style-name="a583" svg:x="8.24488in" svg:y="2.07283in" svg:width="2.38504in" svg:height="4.00984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589">
          <draw:frame draw:id="id87" draw:style-name="a586" draw:name="Espace réservé du numéro de diapositive 6" svg:x="4.67953in" svg:y="11.10827in" svg:width="3.5878in" svg:height="0.58425in">
            <draw:text-box>
              <text:p text:style-name="a585" text:class-names="" text:cond-style-name=""><text:span text:style-name="a58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8" presentation:style-name="a587" draw:name="Espace réservé de l'image des diapositives 1">
            <svg:title/>
            <svg:desc/>
          </draw:page-thumbnail>
          <draw:frame draw:id="id89" presentation:style-name="a58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90" draw:master-page-name="Master1-Layout7-blank-Vide" presentation:presentation-page-layout-name="Master1-PPL7" draw:id="Slide-258">
        <draw:frame draw:id="id90" draw:style-name="a591" svg:x="0.03465in" svg:y="0.07638in" svg:width="2.74291in" svg:height="5.51417in" style:rel-width="scale" style:rel-height="scale">
          <draw:image xlink:href="media/image12.png" xlink:type="simple" xlink:show="embed" xlink:actuate="onLoad"/>
          <svg:title/>
          <svg:desc/>
        </draw:frame>
        <draw:frame draw:id="id91" draw:style-name="a592" svg:x="8.23071in" svg:y="2.69567in" svg:width="2.79291in" svg:height="5.49488in" style:rel-width="scale" style:rel-height="scale">
          <draw:image xlink:href="media/image13.png" xlink:type="simple" xlink:show="embed" xlink:actuate="onLoad"/>
          <svg:title/>
          <svg:desc/>
        </draw:frame>
        <draw:frame draw:id="id92" draw:style-name="a593" svg:x="2.77756in" svg:y="2.69724in" svg:width="2.71339in" svg:height="5.43701in" style:rel-width="scale" style:rel-height="scale">
          <draw:image xlink:href="media/image14.png" xlink:type="simple" xlink:show="embed" xlink:actuate="onLoad"/>
          <svg:title/>
          <svg:desc/>
        </draw:frame>
        <draw:frame draw:id="id93" draw:style-name="a594" svg:x="5.39803in" svg:y="2.67717in" svg:width="2.92205in" svg:height="5.49488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600">
          <draw:frame draw:id="id94" draw:style-name="a597" draw:name="Espace réservé du numéro de diapositive 6" svg:x="4.67953in" svg:y="11.10827in" svg:width="3.5878in" svg:height="0.58425in">
            <draw:text-box>
              <text:p text:style-name="a596" text:class-names="" text:cond-style-name=""><text:span text:style-name="a59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5" presentation:style-name="a598" draw:name="Espace réservé de l'image des diapositives 1">
            <svg:title/>
            <svg:desc/>
          </draw:page-thumbnail>
          <draw:frame draw:id="id96" presentation:style-name="a59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01" draw:master-page-name="Master1-Layout7-blank-Vide" presentation:presentation-page-layout-name="Master1-PPL7" draw:id="Slide-259">
        <draw:frame draw:id="id97" draw:style-name="a602" svg:x="0.23622in" svg:y="0.14134in" svg:width="1.6248in" svg:height="4.58307in" style:rel-width="scale" style:rel-height="scale">
          <draw:image xlink:href="media/image16.png" xlink:type="simple" xlink:show="embed" xlink:actuate="onLoad"/>
          <svg:title/>
          <svg:desc/>
        </draw:frame>
        <draw:frame draw:id="id98" draw:style-name="a603" svg:x="3.14961in" svg:y="0.15748in" svg:width="1.44764in" svg:height="4.57244in" style:rel-width="scale" style:rel-height="scale">
          <draw:image xlink:href="media/image17.png" xlink:type="simple" xlink:show="embed" xlink:actuate="onLoad"/>
          <svg:title/>
          <svg:desc/>
        </draw:frame>
        <draw:frame draw:id="id99" draw:style-name="a604" svg:x="5.19685in" svg:y="0.16772in" svg:width="1.49961in" svg:height="4.5622in" style:rel-width="scale" style:rel-height="scale">
          <draw:image xlink:href="media/image18.png" xlink:type="simple" xlink:show="embed" xlink:actuate="onLoad"/>
          <svg:title/>
          <svg:desc/>
        </draw:frame>
        <draw:frame draw:id="id100" draw:style-name="a605" svg:x="7.40157in" svg:y="0.17244in" svg:width="1.41614in" svg:height="4.47874in" style:rel-width="scale" style:rel-height="scale">
          <draw:image xlink:href="media/image19.png" xlink:type="simple" xlink:show="embed" xlink:actuate="onLoad"/>
          <svg:title/>
          <svg:desc/>
        </draw:frame>
        <draw:frame draw:id="id101" draw:style-name="a606" svg:x="9.29134in" svg:y="0.16772in" svg:width="1.67677in" svg:height="4.5622in" style:rel-width="scale" style:rel-height="scale">
          <draw:image xlink:href="media/image20.png" xlink:type="simple" xlink:show="embed" xlink:actuate="onLoad"/>
          <svg:title/>
          <svg:desc/>
        </draw:frame>
        <draw:frame draw:id="id102" draw:style-name="a607" svg:x="1.73228in" svg:y="3.52717in" svg:width="1.34331in" svg:height="4.58307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613">
          <draw:frame draw:id="id103" draw:style-name="a610" draw:name="Espace réservé du numéro de diapositive 6" svg:x="4.67953in" svg:y="11.10827in" svg:width="3.5878in" svg:height="0.58425in">
            <draw:text-box>
              <text:p text:style-name="a609" text:class-names="" text:cond-style-name=""><text:span text:style-name="a60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04" presentation:style-name="a611" draw:name="Espace réservé de l'image des diapositives 1">
            <svg:title/>
            <svg:desc/>
          </draw:page-thumbnail>
          <draw:frame draw:id="id105" presentation:style-name="a61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14" draw:master-page-name="Master1-Layout7-blank-Vide" presentation:presentation-page-layout-name="Master1-PPL7" draw:id="Slide-260">
        <draw:g draw:name="Groupe 1" draw:id="id106">
          <svg:title/>
          <svg:desc/>
          <draw:g draw:name="Groupe 2" draw:id="id107">
            <svg:title/>
            <svg:desc/>
            <draw:custom-shape svg:x="1.07087in" svg:y="0.02362in" svg:width="7.56772in" svg:height="7.56732in" draw:id="id108" draw:style-name="a617" draw:name="Forme libre 3">
              <svg:title/>
              <svg:desc/>
              <text:p text:style-name="a616" text:class-names="" text:cond-style-name=""><text:span text:style-name="a615" text:class-names=""/></text:p>
              <draw:enhanced-geometry xmlns:dr3d="urn:oasis:names:tc:opendocument:xmlns:dr3d:1.0" draw:type="non-primitive" svg:viewBox="0 0 21600 21600" draw:enhanced-path="M ?f72 ?f73 A ?f126 ?f127 ?f128 ?f129 ?f72 ?f73 ?f123 ?f125  W ?f130 ?f131 ?f132 ?f133 ?f72 ?f73 ?f123 ?f125 Z M ?f74 ?f75 A ?f154 ?f155 ?f156 ?f157 ?f74 ?f75 ?f151 ?f153  W ?f158 ?f159 ?f160 ?f161 ?f74 ?f75 ?f151 ?f153 N" draw:text-areas="?f80 ?f81 ?f85 ?f83" draw:glue-points="?f78 ?f79 ?f80 ?f81 ?f82 ?f77 ?f80 ?f83 ?f78 ?f84 ?f85 ?f83 ?f86 ?f77 ?f85 ?f81" draw:glue-point-leaving-directions="-0, -0, -0, -0, -0, -0, -0, -0" draw:modifiers="5259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180"/>
                <draw:equation draw:name="f10" draw:formula="?f7 / 21600"/>
                <draw:equation draw:name="f11" draw:formula="?f6 / 21600"/>
                <draw:equation draw:name="f12" draw:formula="0"/>
                <draw:equation draw:name="f13" draw:formula="10800"/>
                <draw:equation draw:name="f14" draw:formula="10800 * 10800"/>
                <draw:equation draw:name="f15" draw:formula="0"/>
                <draw:equation draw:name="f16" draw:formula="0 - 360"/>
                <draw:equation draw:name="f17" draw:formula="$0"/>
                <draw:equation draw:name="f18" draw:formula="0 * ?f8"/>
                <draw:equation draw:name="f19" draw:formula="?f15 * ?f0"/>
                <draw:equation draw:name="f20" draw:formula="?f16 * ?f0"/>
                <draw:equation draw:name="f21" draw:formula="10800 - ?f17"/>
                <draw:equation draw:name="f22" draw:formula="10800 * ?f11"/>
                <draw:equation draw:name="f23" draw:formula="3163 * ?f10"/>
                <draw:equation draw:name="f24" draw:formula="18437 * ?f10"/>
                <draw:equation draw:name="f25" draw:formula="18437 * ?f11"/>
                <draw:equation draw:name="f26" draw:formula="3163 * ?f11"/>
                <draw:equation draw:name="f27" draw:formula="?f18 / ?f9"/>
                <draw:equation draw:name="f28" draw:formula="?f19 / ?f9"/>
                <draw:equation draw:name="f29" draw:formula="?f20 / ?f9"/>
                <draw:equation draw:name="f30" draw:formula="10800 * ?f10"/>
                <draw:equation draw:name="f31" draw:formula="0 * ?f11"/>
                <draw:equation draw:name="f32" draw:formula="0 * ?f10"/>
                <draw:equation draw:name="f33" draw:formula="21600 * ?f11"/>
                <draw:equation draw:name="f34" draw:formula="21600 * ?f10"/>
                <draw:equation draw:name="f35" draw:formula="0 - ?f27"/>
                <draw:equation draw:name="f36" draw:formula="?f28 - ?f1"/>
                <draw:equation draw:name="f37" draw:formula="?f29 - ?f1"/>
                <draw:equation draw:name="f38" draw:formula="?f21 * ?f21"/>
                <draw:equation draw:name="f39" draw:formula="?f35 * ?f0"/>
                <draw:equation draw:name="f40" draw:formula="?f37 - ?f36"/>
                <draw:equation draw:name="f41" draw:formula="?f39 / ?f8"/>
                <draw:equation draw:name="f42" draw:formula="?f41 - ?f1"/>
                <draw:equation draw:name="f43" draw:formula="?f42 + ?f1"/>
                <draw:equation draw:name="f44" draw:formula="?f43 * ?f8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"/>
                <draw:equation draw:name="f49" draw:formula="cos(?f45)"/>
                <draw:equation draw:name="f50" draw:formula="0 - ?f49"/>
                <draw:equation draw:name="f51" draw:formula="?f50"/>
                <draw:equation draw:name="f52" draw:formula="0 - ?f48"/>
                <draw:equation draw:name="f53" draw:formula="0 - ?f51"/>
                <draw:equation draw:name="f54" draw:formula="10800 * ?f52"/>
                <draw:equation draw:name="f55" draw:formula="10800 * ?f53"/>
                <draw:equation draw:name="f56" draw:formula="?f21 * ?f52"/>
                <draw:equation draw:name="f57" draw:formula="?f21 * ?f53"/>
                <draw:equation draw:name="f58" draw:formula="?f54 * ?f54"/>
                <draw:equation draw:name="f59" draw:formula="?f55 * ?f55"/>
                <draw:equation draw:name="f60" draw:formula="?f56 * ?f56"/>
                <draw:equation draw:name="f61" draw:formula="?f57 * ?f57"/>
                <draw:equation draw:name="f62" draw:formula="?f58 + ?f59"/>
                <draw:equation draw:name="f63" draw:formula="?f60 + ?f61"/>
                <draw:equation draw:name="f64" draw:formula="sqrt(?f62)"/>
                <draw:equation draw:name="f65" draw:formula="sqrt(?f63)"/>
                <draw:equation draw:name="f66" draw:formula="?f14 / ?f64"/>
                <draw:equation draw:name="f67" draw:formula="?f38 / ?f65"/>
                <draw:equation draw:name="f68" draw:formula="?f52 * ?f66"/>
                <draw:equation draw:name="f69" draw:formula="?f53 * ?f66"/>
                <draw:equation draw:name="f70" draw:formula="?f52 * ?f67"/>
                <draw:equation draw:name="f71" draw:formula="?f53 * ?f67"/>
                <draw:equation draw:name="f72" draw:formula="10800 - ?f68"/>
                <draw:equation draw:name="f73" draw:formula="10800 - ?f69"/>
                <draw:equation draw:name="f74" draw:formula="10800 - ?f70"/>
                <draw:equation draw:name="f75" draw:formula="10800 - ?f71"/>
                <draw:equation draw:name="f76" draw:formula="$0 / ?f10"/>
                <draw:equation draw:name="f77" draw:formula="?f22 / ?f11"/>
                <draw:equation draw:name="f78" draw:formula="?f30 / ?f10"/>
                <draw:equation draw:name="f79" draw:formula="?f31 / ?f11"/>
                <draw:equation draw:name="f80" draw:formula="?f23 / ?f10"/>
                <draw:equation draw:name="f81" draw:formula="?f26 / ?f11"/>
                <draw:equation draw:name="f82" draw:formula="?f32 / ?f10"/>
                <draw:equation draw:name="f83" draw:formula="?f25 / ?f11"/>
                <draw:equation draw:name="f84" draw:formula="?f33 / ?f11"/>
                <draw:equation draw:name="f85" draw:formula="?f24 / ?f10"/>
                <draw:equation draw:name="f86" draw:formula="?f34 / ?f10"/>
                <draw:equation draw:name="f87" draw:formula="21550000 - ?f40"/>
                <draw:equation draw:name="f88" draw:formula="if(?f87, ?f40, 21550000)"/>
                <draw:equation draw:name="f89" draw:formula="-21550000 - ?f88"/>
                <draw:equation draw:name="f90" draw:formula="if(?f89, -21550000, ?f88)"/>
                <draw:equation draw:name="f91" draw:formula="?f36 + ?f90"/>
                <draw:equation draw:name="f92" draw:formula="?f36 + ?f1"/>
                <draw:equation draw:name="f93" draw:formula="?f92 * ?f8 / ?f0"/>
                <draw:equation draw:name="f94" draw:formula="0 - ?f93"/>
                <draw:equation draw:name="f95" draw:formula="cos(?f94)"/>
                <draw:equation draw:name="f96" draw:formula="0 - ?f95"/>
                <draw:equation draw:name="f97" draw:formula="?f96 * ?f13"/>
                <draw:equation draw:name="f98" draw:formula="sin(?f94)"/>
                <draw:equation draw:name="f99" draw:formula="0 - ?f98"/>
                <draw:equation draw:name="f100" draw:formula="?f99 * ?f13"/>
                <draw:equation draw:name="f101" draw:formula="sqrt(?f97 * ?f97 + ?f100 * ?f100 + 0 * 0)"/>
                <draw:equation draw:name="f102" draw:formula="?f13 * ?f13 / ?f101"/>
                <draw:equation draw:name="f103" draw:formula="?f99 * ?f102"/>
                <draw:equation draw:name="f104" draw:formula="?f72 - ?f103"/>
                <draw:equation draw:name="f105" draw:formula="?f96 * ?f102"/>
                <draw:equation draw:name="f106" draw:formula="?f73 - ?f105"/>
                <draw:equation draw:name="f107" draw:formula="?f104 - ?f13"/>
                <draw:equation draw:name="f108" draw:formula="?f106 - ?f13"/>
                <draw:equation draw:name="f109" draw:formula="?f104 + ?f13"/>
                <draw:equation draw:name="f110" draw:formula="?f106 + ?f13"/>
                <draw:equation draw:name="f111" draw:formula="?f91 + ?f1"/>
                <draw:equation draw:name="f112" draw:formula="?f111 * ?f8 / ?f0"/>
                <draw:equation draw:name="f113" draw:formula="0 - ?f112"/>
                <draw:equation draw:name="f114" draw:formula="cos(?f113)"/>
                <draw:equation draw:name="f115" draw:formula="0 - ?f114"/>
                <draw:equation draw:name="f116" draw:formula="?f115 * ?f13"/>
                <draw:equation draw:name="f117" draw:formula="sin(?f113)"/>
                <draw:equation draw:name="f118" draw:formula="0 - ?f117"/>
                <draw:equation draw:name="f119" draw:formula="?f118 * ?f13"/>
                <draw:equation draw:name="f120" draw:formula="sqrt(?f116 * ?f116 + ?f119 * ?f119 + 0 * 0)"/>
                <draw:equation draw:name="f121" draw:formula="?f13 * ?f13 / ?f120"/>
                <draw:equation draw:name="f122" draw:formula="?f118 * ?f121"/>
                <draw:equation draw:name="f123" draw:formula="?f104 + ?f122"/>
                <draw:equation draw:name="f124" draw:formula="?f115 * ?f121"/>
                <draw:equation draw:name="f125" draw:formula="?f106 + ?f124"/>
                <draw:equation draw:name="f126" draw:formula="if(?f90, ?f72, ?f107)"/>
                <draw:equation draw:name="f127" draw:formula="if(?f90, ?f73, ?f108)"/>
                <draw:equation draw:name="f128" draw:formula="if(?f90, ?f72, ?f109)"/>
                <draw:equation draw:name="f129" draw:formula="if(?f90, ?f73, ?f110)"/>
                <draw:equation draw:name="f130" draw:formula="if(?f90, ?f107, ?f123)"/>
                <draw:equation draw:name="f131" draw:formula="if(?f90, ?f108, ?f125)"/>
                <draw:equation draw:name="f132" draw:formula="if(?f90, ?f109, ?f123)"/>
                <draw:equation draw:name="f133" draw:formula="if(?f90, ?f110, ?f125)"/>
                <draw:equation draw:name="f134" draw:formula="?f96 * ?f21"/>
                <draw:equation draw:name="f135" draw:formula="?f99 * ?f21"/>
                <draw:equation draw:name="f136" draw:formula="sqrt(?f134 * ?f134 + ?f135 * ?f135 + 0 * 0)"/>
                <draw:equation draw:name="f137" draw:formula="?f21 * ?f21 / ?f136"/>
                <draw:equation draw:name="f138" draw:formula="?f99 * ?f137"/>
                <draw:equation draw:name="f139" draw:formula="?f74 - ?f138"/>
                <draw:equation draw:name="f140" draw:formula="?f96 * ?f137"/>
                <draw:equation draw:name="f141" draw:formula="?f75 - ?f140"/>
                <draw:equation draw:name="f142" draw:formula="?f139 - ?f21"/>
                <draw:equation draw:name="f143" draw:formula="?f141 - ?f21"/>
                <draw:equation draw:name="f144" draw:formula="?f139 + ?f21"/>
                <draw:equation draw:name="f145" draw:formula="?f141 + ?f21"/>
                <draw:equation draw:name="f146" draw:formula="?f115 * ?f21"/>
                <draw:equation draw:name="f147" draw:formula="?f118 * ?f21"/>
                <draw:equation draw:name="f148" draw:formula="sqrt(?f146 * ?f146 + ?f147 * ?f147 + 0 * 0)"/>
                <draw:equation draw:name="f149" draw:formula="?f21 * ?f21 / ?f148"/>
                <draw:equation draw:name="f150" draw:formula="?f118 * ?f149"/>
                <draw:equation draw:name="f151" draw:formula="?f139 + ?f150"/>
                <draw:equation draw:name="f152" draw:formula="?f115 * ?f149"/>
                <draw:equation draw:name="f153" draw:formula="?f141 + ?f152"/>
                <draw:equation draw:name="f154" draw:formula="if(?f90, ?f74, ?f142)"/>
                <draw:equation draw:name="f155" draw:formula="if(?f90, ?f75, ?f143)"/>
                <draw:equation draw:name="f156" draw:formula="if(?f90, ?f74, ?f144)"/>
                <draw:equation draw:name="f157" draw:formula="if(?f90, ?f75, ?f145)"/>
                <draw:equation draw:name="f158" draw:formula="if(?f90, ?f142, ?f151)"/>
                <draw:equation draw:name="f159" draw:formula="if(?f90, ?f143, ?f153)"/>
                <draw:equation draw:name="f160" draw:formula="if(?f90, ?f144, ?f151)"/>
                <draw:equation draw:name="f161" draw:formula="if(?f90, ?f145, ?f153)"/>
                <draw:handle draw:handle-position="$0 ?f77" draw:handle-range-x-minimum="0" draw:handle-range-x-maximum="10800"/>
              </draw:enhanced-geometry>
            </draw:custom-shape>
            <draw:custom-shape svg:x="4.85433in" svg:y="0.02362in" svg:width="4.72992in" svg:height="8.04016in" draw:id="id109" draw:style-name="a620" draw:name="Forme libre 4">
              <svg:title/>
              <svg:desc/>
              <text:p text:style-name="a619" text:class-names="" text:cond-style-name=""><text:span text:style-name="a618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width="3.16102in" svg:height="1.93701in" draw:id="id110" draw:style-name="a623" draw:transform="translate(-1.58051in -0.9685in) rotate(-1.5708) translate(5.80433in 6.6872in)" draw:name="Forme libre 5">
              <svg:title/>
              <svg:desc/>
              <text:p text:style-name="a622" text:class-names="" text:cond-style-name=""><text:span text:style-name="a621" text:class-names=""/></text:p>
              <draw:enhanced-geometry xmlns:dr3d="urn:oasis:names:tc:opendocument:xmlns:dr3d:1.0" draw:type="non-primitive" svg:viewBox="0 0 21600 21600" draw:enhanced-path="M ?f10 ?f8 L ?f9 ?f9 ?f8 ?f9 Z N" draw:text-areas="?f11 ?f26 ?f19 ?f30" draw:glue-points="?f24 ?f25 ?f11 ?f26 ?f27 ?f28 ?f24 ?f28 ?f29 ?f28 ?f22 ?f26" draw:glue-point-leaving-directions="-0, -0, -0, -0, -0, -0" draw:modifiers="107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$0"/>
                <draw:equation draw:name="f11" draw:formula="?f10 / 2"/>
                <draw:equation draw:name="f12" draw:formula="18000 * ?f7"/>
                <draw:equation draw:name="f13" draw:formula="10800 * ?f7"/>
                <draw:equation draw:name="f14" draw:formula="10800 * ?f6"/>
                <draw:equation draw:name="f15" draw:formula="0 * ?f7"/>
                <draw:equation draw:name="f16" draw:formula="0 * ?f6"/>
                <draw:equation draw:name="f17" draw:formula="21600 * ?f7"/>
                <draw:equation draw:name="f18" draw:formula="21600 * ?f6"/>
                <draw:equation draw:name="f19" draw:formula="?f11 + 10800"/>
                <draw:equation draw:name="f20" draw:formula="21600 - ?f10"/>
                <draw:equation draw:name="f21" draw:formula="?f20 / 2"/>
                <draw:equation draw:name="f22" draw:formula="21600 - ?f21"/>
                <draw:equation draw:name="f23" draw:formula="$0 / ?f6"/>
                <draw:equation draw:name="f24" draw:formula="?f14 / ?f6"/>
                <draw:equation draw:name="f25" draw:formula="?f15 / ?f7"/>
                <draw:equation draw:name="f26" draw:formula="?f13 / ?f7"/>
                <draw:equation draw:name="f27" draw:formula="?f16 / ?f6"/>
                <draw:equation draw:name="f28" draw:formula="?f17 / ?f7"/>
                <draw:equation draw:name="f29" draw:formula="?f18 / ?f6"/>
                <draw:equation draw:name="f30" draw:formula="?f12 / ?f7"/>
                <draw:handle draw:handle-position="$0 0" draw:handle-range-x-minimum="0" draw:handle-range-x-maximum="21600"/>
              </draw:enhanced-geometry>
            </draw:custom-shape>
          </draw:g>
        </draw:g>
        <presentation:notes draw:style-name="a629">
          <draw:frame draw:id="id111" draw:style-name="a626" draw:name="Espace réservé du numéro de diapositive 6" svg:x="4.67953in" svg:y="11.10827in" svg:width="3.5878in" svg:height="0.58425in">
            <draw:text-box>
              <text:p text:style-name="a625" text:class-names="" text:cond-style-name=""><text:span text:style-name="a62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12" presentation:style-name="a627" draw:name="Espace réservé de l'image des diapositives 1">
            <svg:title/>
            <svg:desc/>
          </draw:page-thumbnail>
          <draw:frame draw:id="id113" presentation:style-name="a62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30" draw:master-page-name="Master1-Layout7-blank-Vide" presentation:presentation-page-layout-name="Master1-PPL7" draw:id="Slide-261">
        <draw:frame draw:id="id114" draw:style-name="a631" svg:x="2.11338in" svg:y="1.78661in" svg:width="1.66614in" svg:height="4.0622in" style:rel-width="scale" style:rel-height="scale">
          <draw:image xlink:href="media/image22.png" xlink:type="simple" xlink:show="embed" xlink:actuate="onLoad"/>
          <svg:title/>
          <svg:desc/>
        </draw:frame>
        <draw:frame draw:id="id115" draw:style-name="a632" svg:x="0.31496in" svg:y="1.83307in" svg:width="1.53071in" svg:height="4.07244in" style:rel-width="scale" style:rel-height="scale">
          <draw:image xlink:href="media/image23.png" xlink:type="simple" xlink:show="embed" xlink:actuate="onLoad"/>
          <svg:title/>
          <svg:desc/>
        </draw:frame>
        <draw:frame draw:id="id116" draw:style-name="a633" draw:name="Image 6" svg:x="8.97705in" svg:y="1.83307in" svg:width="1.30208in" svg:height="4.20833in" style:rel-width="scale" style:rel-height="scale">
          <draw:image xlink:href="media/image24.png" xlink:type="simple" xlink:show="embed" xlink:actuate="onLoad"/>
          <svg:title/>
          <svg:desc/>
        </draw:frame>
        <draw:frame draw:id="id117" draw:style-name="a634" draw:name="Image 7" svg:x="6.84254in" svg:y="1.81224in" svg:width="1.32292in" svg:height="4.25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640">
          <draw:frame draw:id="id118" draw:style-name="a637" draw:name="Espace réservé du numéro de diapositive 6" svg:x="4.67953in" svg:y="11.10827in" svg:width="3.5878in" svg:height="0.58425in">
            <draw:text-box>
              <text:p text:style-name="a636" text:class-names="" text:cond-style-name=""><text:span text:style-name="a635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19" presentation:style-name="a638" draw:name="Espace réservé de l'image des diapositives 1">
            <svg:title/>
            <svg:desc/>
          </draw:page-thumbnail>
          <draw:frame draw:id="id120" presentation:style-name="a63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41" draw:master-page-name="Master1-Layout7-blank-Vide" presentation:presentation-page-layout-name="Master1-PPL7" draw:id="Slide-262">
        <draw:frame draw:id="id121" draw:style-name="a642" svg:x="1.85748in" svg:y="2.69921in" svg:width="1.84331in" svg:height="2.10394in" style:rel-width="scale" style:rel-height="scale">
          <draw:image xlink:href="media/image26.png" xlink:type="simple" xlink:show="embed" xlink:actuate="onLoad"/>
          <svg:title/>
          <svg:desc/>
        </draw:frame>
        <draw:frame draw:id="id122" draw:style-name="a643" svg:x="6.78228in" svg:y="2.71102in" svg:width="1.95787in" svg:height="2.24961in" style:rel-width="scale" style:rel-height="scale">
          <draw:image xlink:href="media/image27.png" xlink:type="simple" xlink:show="embed" xlink:actuate="onLoad"/>
          <svg:title/>
          <svg:desc/>
        </draw:frame>
        <draw:frame draw:id="id123" draw:style-name="a644" svg:x="4.17323in" svg:y="2.72598in" svg:width="1.86417in" svg:height="2.15591in" style:rel-width="scale" style:rel-height="scale">
          <draw:image xlink:href="media/image28.png" xlink:type="simple" xlink:show="embed" xlink:actuate="onLoad"/>
          <svg:title/>
          <svg:desc/>
        </draw:frame>
        <presentation:notes draw:style-name="a650">
          <draw:frame draw:id="id124" draw:style-name="a647" draw:name="Espace réservé du numéro de diapositive 6" svg:x="4.67953in" svg:y="11.10827in" svg:width="3.5878in" svg:height="0.58425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25" presentation:style-name="a648" draw:name="Espace réservé de l'image des diapositives 1">
            <svg:title/>
            <svg:desc/>
          </draw:page-thumbnail>
          <draw:frame draw:id="id126" presentation:style-name="a64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r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4.79528in" presentation:class="object" presentation:placeholder="false">
        <draw:text-box>
          <text:p text:style-name="a89" text:class-names="" text:cond-style-name=""><text:span text:style-name="a88" text:class-names="">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4.7952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FREMY Enora</dc:creator>
    <meta:creation-date>2020-12-14T08:35:37Z</meta:creation-date>
    <dc:date>2021-01-06T10:23:48Z</dc:date>
    <meta:editing-cycles>13</meta:editing-cycles>
    <meta:editing-duration>PT73433S</meta:editing-duration>
    <meta:document-statistic meta:paragraph-count="7" meta:word-count="7"/>
  </office:meta>
</office:document-meta>
</file>